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MethodMessageHandler.getDestination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MessageHandlerTests.handle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hodMessageHandlerTests.duplicate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MethodMessageHandler.TestMethodMessag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plicateMappingsController.handleMessageFoo( String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uplicateMappingsController.handleMessage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MessageHandlerTests.initMethodMessageHandler( Class &lt; ? &gt; ... handl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thodMessageHandler.getDirectLookupMappings( Str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MessageHandlerTests.registered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ontroller.delay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handl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handleMessageMatch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thodMessageHandler.getMappingForMethod( Method method , Class &lt; ? &gt; handler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MethodMessageHandler.createExceptionMethodResolverFor( Class &lt; ? &gt; 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MessageHandlerTests.bestM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MethodMessageHandler.initArgumen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thodMessageHandler.getMappingComparator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MethodMessageHandler.initReturnValue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MessageHandlerTests.initMethodMessageHandler( Consumer &lt; TestMethodMessageHandler &gt; customizer , Class &lt; ? &gt; ... handler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Controller.handleMessageWithArgument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thodMessageHandler.getMatchingMapping( String mapping , Message &lt; ? &gt;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MessageHandlerTests.argumentResolu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Controller.handleIllegalStateException( IllegalStat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handleMessageWith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troller.handleMessageMatch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thodMessageHandler.getLast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